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103cm"/>
    </style:style>
    <style:style style:name="co2" style:family="table-column">
      <style:table-column-properties fo:break-before="auto" style:column-width="3.466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results4" table:style-name="ta1">
        <table:shapes>
          <draw:frame draw:z-index="0" draw:style-name="gr1" draw:text-style-name="P1" svg:width="16.001cm" svg:height="9.012cm" svg:x="17.168cm" svg:y="2.276cm">
            <draw:object draw:notify-on-update-of-ranges="results4.B1:results4.B1 results4.C2:results4.C25 results4.C1:results4.C1 results4.B2:results4.B25 results4.G2:results4.G3 results4.G2:results4.G3"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number-columns-repeated="2" table:default-cell-style-name="Default"/>
        <table:table-column table:style-name="co3" table:number-columns-repeated="4" table:default-cell-style-name="Default"/>
        <table:table-row table:style-name="ro1">
          <table:table-cell office:value-type="string" calcext:value-type="string">
            <text:p>text</text:p>
          </table:table-cell>
          <table:table-cell office:value-type="string" calcext:value-type="string">
            <text:p>prediction</text:p>
          </table:table-cell>
          <table:table-cell table:style-name="ce1" office:value-type="string" calcext:value-type="string">
            <text:p>true</text:p>
          </table:table-cell>
          <table:table-cell table:number-columns-repeated="4"/>
        </table:table-row>
        <table:table-row table:style-name="ro1">
          <table:table-cell office:value-type="string" calcext:value-type="string">
            <text:p>In this experiment SnI4 crystals were synthesised and purified from Sn and I2. The crystals were dissolved in water and then tested using three tests: a) addition of silver nitrate b) Beilstein test c) addition of hydrogen peroxide and petrol. This enabled the reactivity of SnI4 to be investigate. Tin (1.0g), iodine (2.5g) and toluene (10cm3) were added to a reaction flask and reflux carried out until the condensed solvent had become colourless. The resulting solution was decanted leaving the tin residue in the reaction flask. <text:s/>The tin residue was then washed using acetone and the dried tin residue weighed. Petroleum spirit 40/60 (10cm3) was added to the decanted solution and cooled using an ice bath allowing crystals to form. The crystals were then filtered under a vacuum and washed with petroleum spirit 40/60. The dried crystals of SnI4 were then weighed. A micro spatula of the SnI4 crystals were dissolved in water (15-20cm3). The dissolved solution of crystals (1-2mL) were add to silver nitrate 0.1M (4-5drops) and observations recorded. A heated end of copper wire was then dipped into the dissolved solution (1-2mL) and placed under a Bunsen burner. The flame colour was recorded. Dissolved solution (1-2mL) was added to 3% hydrogen peroxide (10 drops) and petrol (2-3mL) and observations recorded. In this experiment SnI4 crystals were synthesised and purified from Sn and I2. The crystals were dissolved in water and then tested using three tests: a) addition of silver nitrate b) Beilstein test c) addition of hydrogen peroxide and petrol. This enabled the reactivity of SnI4 to be investigate.</text:p>
          </table:table-cell>
          <table:table-cell office:value-type="float" office:value="0.677260458469391" calcext:value-type="float">
            <text:p>0.677260458469391</text:p>
          </table:table-cell>
          <table:table-cell office:value-type="float" office:value="0.980000019073486" calcext:value-type="float">
            <text:p>0.980000019073486</text:p>
          </table:table-cell>
          <table:table-cell table:number-columns-repeated="3"/>
          <table:table-cell office:value-type="float" office:value="1" calcext:value-type="float">
            <text:p>1</text:p>
          </table:table-cell>
        </table:table-row>
        <table:table-row table:style-name="ro1">
          <table:table-cell office:value-type="string" calcext:value-type="string">
            <text:p>The aim of this experiment was to produce a tin iodide species derived from its elements whilst isolating it. The reactivity of the final product was also determined by carrying out 3 chemical tests. Tin metal (1.0g) as well as iodine (2.5g) was suspended in toluene (10cm3) and was heated to reflux along with a reasonable number of anti-bumping granules. After the solution turns orange, the solution was cooled until the solution stopped condensing. The solution was decanted. Petroleum spirit 40/60 (10cm3) was added to the solution and it was cooled to room temperature. The dried tin metal was weighed (0.75g). The solution was placed in an ice bath until crystals formed. The product was then filtered and dried under suction to give an orange colored product, which was SnI4. <text:s/>A heaped microspatula tip of SnI4 was dissolved in water (15-20 ml) and the pH of the mixture was determined (pH 2). 3 tests were performed to determine the reactivity of the product which are as follows: Test 1: 4 drops of silver nitrate (0.1 M) was added to the solution (2 mL) and was gently shaken. Test2: 2 mL of the solution was used in the Beilstein�s test. The colour of the flame was observed. Test3: 10 drops of hydrogen peroxide (3%) was added to the solution (2mL) and was gently shaken. 3mL of petrol was then added after followed by a gentle swirl which resulted in a biphasic layer.</text:p>
          </table:table-cell>
          <table:table-cell office:value-type="float" office:value="0.652795910835266" calcext:value-type="float">
            <text:p>0.652795910835266</text:p>
          </table:table-cell>
          <table:table-cell office:value-type="float" office:value="0.75" calcext:value-type="float">
            <text:p>0.75</text:p>
          </table:table-cell>
          <table:table-cell/>
          <table:table-cell table:formula="of:=RSQ([.B2:.B25]; [.C2:.C25])" office:value-type="float" office:value="0.0710054072293558" calcext:value-type="float">
            <text:p>0.0710054072293558</text:p>
          </table:table-cell>
          <table:table-cell/>
          <table:table-cell office:value-type="float" office:value="0" calcext:value-type="float">
            <text:p>0</text:p>
          </table:table-cell>
        </table:table-row>
        <table:table-row table:style-name="ro1">
          <table:table-cell office:value-type="string" calcext:value-type="string">
            <text:p>The desired outcome of this experiment was to produce tin iodide from its constituent elements and analyse its reactivity. This was done by heating iodine pellets and tin together under reflux with toluene. The solution changed from purple to orange once the iodine fully reacted. The leftover tin was removed and weighed and then 40/60 petroleum was added to the orange solution which was allowed to cool enabling recrystallisation. The orange crystals were extracted using reduced pressure filtration, washed with cold solvent and then weighed. A series of analytical tests were performed on the tin iodide once dissolved in water; positive results ensured the compound had been formed and tested reactivity.</text:p>
          </table:table-cell>
          <table:table-cell office:value-type="float" office:value="0.647794425487518" calcext:value-type="float">
            <text:p>0.647794425487518</text:p>
          </table:table-cell>
          <table:table-cell office:value-type="float" office:value="0.779999971389771" calcext:value-type="float">
            <text:p>0.779999971389771</text:p>
          </table:table-cell>
          <table:table-cell table:number-columns-repeated="4"/>
        </table:table-row>
        <table:table-row table:style-name="ro1">
          <table:table-cell office:value-type="string" calcext:value-type="string">
            <text:p>The aim of this experiment was to create and recrystallize SnI4 and then perform various chemical tests with a solution of the resulting crystals. Tin metal (1g) and iodine pellets (2.5g) were weighed and transferred to a 100ml round-bottom flask, before toluene (10cm3) and anti-bumping granules (3) were added. The solution was then heated under reflux, until the vapours turned from purple to clear and the solution turned from purple to orange. The solution was then transferred to a 100ml conical flask, leaving the remaining tin metal in the reaction flask, and petroleum spirit 40/60 (10cm3) was added. It was then placed in an ice bath and cooled until crystals had formed. These crystals were filtered and then weighed. The tin metal was rinsed with acetone, allowed to dry and was then weighed. A heaped spatula of the crystals were dissolved in 20mL of water, and the solution formed used in the chemical tests. The aim of this experiment was to create and recrystallize SnI4 and then perform various chemical tests with a solution of the resulting crystals. Tin metal (1g) and iodine pellets (2.5g) were weighed and transferred to a 100ml round-bottom flask, before toluene (10cm3) and anti-bumping granules (3) were added. The solution was then heated under reflux, until the vapours turned from purple to clear and the solution turned from purple to orange. The solution was then transferred to a 100ml conical flask, leaving the remaining tin metal in the reaction flask, and petroleum spirit 40/60 (10cm3) was added. It was then placed in an ice bath and cooled until crystals had formed. These crystals were filtered and then weighed. The tin metal was rinsed with acetone, allowed to dry and was then weighed.</text:p>
          </table:table-cell>
          <table:table-cell office:value-type="float" office:value="0.765421450138092" calcext:value-type="float">
            <text:p>0.765421450138092</text:p>
          </table:table-cell>
          <table:table-cell office:value-type="float" office:value="0.779999971389771" calcext:value-type="float">
            <text:p>0.779999971389771</text:p>
          </table:table-cell>
          <table:table-cell table:number-columns-repeated="4"/>
        </table:table-row>
        <table:table-row table:style-name="ro1">
          <table:table-cell office:value-type="string" calcext:value-type="string">
            <text:p>Aim: to prepare a tin iodide species from its elements, isolate it and examine the reactivity of the product using three different tests, including flame testing. Tin metal (1.06g, 0.0089 mol), iodine (2.52g, 0.0099 mol), toluene (10cm3) and 2 or 3 anti-bumping granules were refluxed at 60% power until the violet vapour became clear. The flask was then cooled to where the solvent stopped condensing. Petroleum spirit 40/60 (10cm3) was added and the solution was left to cool to room temperature. The residual tin was washed with acetone, left to dry then weighed (0.57g, 0.0048mol). The flask was cooled in an ice bath and then the crystals were filtered and washed with cold petroleum spirit 40/60 and weighed (1.46g, 0.0023 mol). A heaped microspatula tip of SnI4 was dissolved in water (20mL). Test 1: the SnI4 solution (1mL) and 0.1M silver nitrate (4 drops) were shaken together Test 2: SnI4 solution (1mL) was flame tested Test 3: SnI4 solution (1mL) and 3% hydrogen peroxide (10 drops) were shaken together and then <text:s text:c="36"/>petrol (2mL) was added and swirled. Aim: to prepare a tin iodide species from its elements, isolate it and examine the reactivity of the product using three different tests, including flame testing. Tin metal (1.06g, 0.0089 mol), iodine (2.52g, 0.0099 mol), toluene (10cm3) and 2 or 3 anti-bumping granules were refluxed at 60% power until the violet vapour became clear. The flask was then cooled to where the solvent stopped condensing. Petroleum spirit 40/60 (10cm3) was added and the solution was left to cool to room temperature. The residual tin was washed with acetone, left to dry then weighed (0.57g, 0.0048mol). The flask was cooled in an ice bath and then the crystals were filtered and washed with cold petroleum spirit 40/60 and weighed (1.46g, 0.0023 mol). A heaped microspatula tip of SnI4 was dissolved in water (20mL). Test 1: the SnI4 solution (1mL) and 0.1M silver nitrate (4 drops) were shaken together Test 2: SnI4 solution (1mL) was flame tested</text:p>
          </table:table-cell>
          <table:table-cell office:value-type="float" office:value="0.782114624977112" calcext:value-type="float">
            <text:p>0.782114624977112</text:p>
          </table:table-cell>
          <table:table-cell office:value-type="float" office:value="0.879999995231628" calcext:value-type="float">
            <text:p>0.879999995231628</text:p>
          </table:table-cell>
          <table:table-cell table:number-columns-repeated="4"/>
        </table:table-row>
        <table:table-row table:style-name="ro1">
          <table:table-cell office:value-type="string" calcext:value-type="string">
            <text:p>Name and Group Number Mwawasi Divine Kristy Mkamwasi Group 16 Date Submitted 27/11/2019 Aim This experiment was aimed at preparing a sample of tin iodide (SnI4) from its constituent elements, isolating the product and using chemical tests to investigate its reactivity. Procedure Toluene (10cm3) was added to a mixture of iodine (2.5g) and tin (1.0g). The resultant mixture was heated under reflux until the condensing solvent became clear and the initially purple solution turned orange. The reaction flask was allowed to cool until the solvent stopped condensing. The hot solution was then decanted to separate it from the residual tin metal. Petroleum spirit 40/60 (10cm3) was added to the hot solution before it was allowed to cool to room temperature. The residual tin was washed with acetone, dried and then weighed. When orange crystals began to form in the solution, it was put in an ice bath for 5 minutes to maximise crystallisation. The crystals were filtered out of the solution under suction and then washed using petroleum spirit 40/60 (10cm3). They were then allowed to dry and weighed. The product (heaped microspatula) was dissolved in water (20 mL). The pH of the resulting solution was then tested using pH paper. Three more chemical tests were performed on the resulting solution. In test one, silver nitrate (5 drops, 0.1M) was added to the solution (2mL). Test 2 was the �Beilstein� test where a glowing hot copper rod was immersed into the solution (2mL) and heated to test. In the final test, <text:s/>Hydrogen peroxide (10 drops, 3%w/v) was added to the solution (2mL). It was then shaken and petrol(3mL)</text:p>
          </table:table-cell>
          <table:table-cell office:value-type="float" office:value="0.805133581161499" calcext:value-type="float">
            <text:p>0.805133581161499</text:p>
          </table:table-cell>
          <table:table-cell office:value-type="float" office:value="0.879999995231628" calcext:value-type="float">
            <text:p>0.879999995231628</text:p>
          </table:table-cell>
          <table:table-cell table:number-columns-repeated="4"/>
        </table:table-row>
        <table:table-row table:style-name="ro1">
          <table:table-cell office:value-type="string" calcext:value-type="string">
            <text:p>The aim of this experiment was to prepare a tin iodide solution using the elements and use the solution to prepare tests that will investigate the reactivity of the tin iodide solution. 1 gram of tin metal was measured into a round-bottom flask, 2.5g of iodine pellets were also added as well as 10cm3 of toluene and a few anti-bumping granules. The flask was heated until a purple vapor started to condense, once the solution became colourless the reaction was removed from the heat. The solution (excluding the tin metal) was transferred into a flask with 10cm3 petroleum 40/60. The tin was rinsed with acetone and dried and weighed. Orange crystals formed from the solution upon cooling, these crystals were then dried using a Buchner funnel and filtration under suction then weighed The aim of this experiment was to prepare a tin iodide solution using the elements and use the solution to prepare tests that will investigate the reactivity of the tin iodide solution. 1 gram of tin metal was measured into a round-bottom flask, 2.5g of iodine pellets were also added as well as 10cm3 of toluene and a few anti-bumping granules. The flask was heated until a purple vapor started to condense, once the solution became colourless the reaction was removed from the heat. The solution (excluding the tin metal) was transferred into a flask with 10cm3 petroleum 40/60. The tin was rinsed with acetone and dried and weighed.</text:p>
          </table:table-cell>
          <table:table-cell office:value-type="float" office:value="0.666557848453522" calcext:value-type="float">
            <text:p>0.666557848453522</text:p>
          </table:table-cell>
          <table:table-cell office:value-type="float" office:value="0.300000011920929" calcext:value-type="float">
            <text:p>0.300000011920929</text:p>
          </table:table-cell>
          <table:table-cell table:number-columns-repeated="4"/>
        </table:table-row>
        <table:table-row table:style-name="ro1">
          <table:table-cell office:value-type="string" calcext:value-type="string">
            <text:p>The aim of this experiment was to prepare a sample of SnI4 from tin and iodine and examine the reactivity by completing a series of tests. I mixed tin and iodine together in a round bottom flask with toluene and anti-bumping granules. I then connected this to a reflux condenser and heated the flask in a heating mantle until the liquid turned orange and the condensing solvent became clear. The flask was then placed in an ice bath to allow the SnI4 to crystallize. These crystals were then filtered by using a buchner funnel before being mixed with some water to create a solution. This solution was then tested with silver nitrate, hydrogen peroxide and in a flame to determine reactivity. The aim of this experiment was to prepare a sample of SnI4 from tin and iodine and examine the reactivity by completing a series of tests.</text:p>
          </table:table-cell>
          <table:table-cell office:value-type="float" office:value="0.610071778297424" calcext:value-type="float">
            <text:p>0.610071778297424</text:p>
          </table:table-cell>
          <table:table-cell office:value-type="float" office:value="0.649999976158142" calcext:value-type="float">
            <text:p>0.649999976158142</text:p>
          </table:table-cell>
          <table:table-cell table:number-columns-repeated="4"/>
        </table:table-row>
        <table:table-row table:style-name="ro1">
          <table:table-cell office:value-type="string" calcext:value-type="string">
            <text:p>The experiment aimed to react tin with iodine to create tin (IV) iodide crystals, then test the tin (IV) iodide for its reactivity. To form the tin (IV) iodide, white tin (0.99g) and iodine pellets (2.52g) were heated under reflux in toluene solvent (10ml). Once the solvent had become clear, the reaction mixture was left to cool. Then, the crystals were isolated and dried via vacuum filtration with petroleum 40-60 solvent. To calculate yields, the masses of tin (IV) iodide product and unreacted tin were weighed. Then, a microspatula-tip of the crystals were dissolved in the minimum volume of deionised water to form a solution. For test 1, a sample of the solution (c. 2mL) was mixed with silver (I) nitrate (0.1M, 5 drops), stirred and the change observed. For test 2, a clean copper wire was heated under a Bunsen burner, placed in the solution and then back into the Bunsen burner; the flame colour was then noted. For test 3, a sample of the solution (c. 2mL) was mixed with hydrogen peroxide (3%, 10 drops), stirred and the change observed.</text:p>
          </table:table-cell>
          <table:table-cell office:value-type="float" office:value="0.631687343120575" calcext:value-type="float">
            <text:p>0.631687343120575</text:p>
          </table:table-cell>
          <table:table-cell office:value-type="float" office:value="0.850000023841858" calcext:value-type="float">
            <text:p>0.850000023841858</text:p>
          </table:table-cell>
          <table:table-cell table:number-columns-repeated="4"/>
        </table:table-row>
        <table:table-row table:style-name="ro1">
          <table:table-cell office:value-type="string" calcext:value-type="string">
            <text:p>To observe the reaction between Tin mental and Iodine, and simultaneously observe the products SnI4. The reaction was proceeded with 2.51g of Iodine, 0.96g of Tin and 10ml of Toluene were reacted by heating in a round-bottom flask. The reactants turned to orange at the end, and crystals, orange powder, were cooled in the ice then filtered off. In part ii, the powder was used to react with silver nitrate, fire and hydrogen peroxide respectively. To observe the reaction between Tin mental and Iodine, and simultaneously observe the products SnI4. The reaction was proceeded with 2.51g of Iodine, 0.96g of Tin and 10ml of Toluene were reacted by heating in a round-bottom flask. The reactants turned to orange at the end, and crystals, orange powder, were cooled in the ice then filtered off.</text:p>
          </table:table-cell>
          <table:table-cell office:value-type="float" office:value="0.67721027135849" calcext:value-type="float">
            <text:p>0.67721027135849</text:p>
          </table:table-cell>
          <table:table-cell office:value-type="float" office:value="0.280000001192093" calcext:value-type="float">
            <text:p>0.280000001192093</text:p>
          </table:table-cell>
          <table:table-cell table:number-columns-repeated="4"/>
        </table:table-row>
        <table:table-row table:style-name="ro1">
          <table:table-cell office:value-type="string" calcext:value-type="string">
            <text:p>Aim: The aim of this experiment was to prepare a tin iodide species, isolate it and examine its reactivity. Three tests were carried out to examine this. Firstly, the glassware was checked to see if it was dry. If it was not, then it was dried using acetone. 1g of tin metal and 2.5g of iodine pellets were then transferred into a 100mL Quickfit round-bottom flask. 10cm3 of toluene was then added with anti-bumping granules and it was then heated using a reflux condenser. Once heated until orange, the solution was decanted and 10cm3 of petroleum 40/60 was added. The residual tin metal was washed and weighed, and the solution was left to cool as orange crystals formed. The solution and crystals were then filtered under reduced pressure using a Buchner funnel. A heaped micro-spatula of SnI4 was dissolved in 15-20mL of water and three chemical tests were carried out: - 1-2mL of the solution was mixed with 5 drops of 0.1M silver nitrate A flame test was carried out using the solution 1-2mL of solution was mixed with 10 drops of 3% hydrogen peroxide and 2-3mL of petrol. Aim: The aim of this experiment was to prepare a tin iodide species, isolate it and examine its reactivity. Three tests were carried out to examine this. Firstly, the glassware was checked to see if it was dry. If it was not, then it was dried using acetone. 1g of tin metal and 2.5g of iodine pellets were then transferred into a 100mL Quickfit round-bottom flask. 10cm3 of toluene was then added with anti-bumping granules and it was then heated using a reflux condenser. Once heated until orange, the solution was decanted and 10cm3 of petroleum 40/60 was added. The residual tin metal was washed and weighed, and the solution was left to cool as orange crystals formed. The solution and crystals were then filtered under reduced pressure using a Buchner funnel. A heaped micro-spatula of SnI4 was dissolved in 15-20mL of water and three chemical tests were carried out: - 1-2mL of the solution was mixed with 5 drops of 0.1M silver nitrate A flame test was carried out using the solution</text:p>
          </table:table-cell>
          <table:table-cell office:value-type="float" office:value="0.583982288837433" calcext:value-type="float">
            <text:p>0.583982288837433</text:p>
          </table:table-cell>
          <table:table-cell office:value-type="float" office:value="0.629999995231628" calcext:value-type="float">
            <text:p>0.629999995231628</text:p>
          </table:table-cell>
          <table:table-cell table:number-columns-repeated="4"/>
        </table:table-row>
        <table:table-row table:style-name="ro1">
          <table:table-cell office:value-type="string" calcext:value-type="string">
            <text:p>The experiment aims to form SnI4 using a reflux condenser and test the properties of the compound formed. 1.00g of tin and 2.50g of iodine pellets are placed into a round bottom flask along with 10cm3 of toluene, and anti-bumping granules. The round bottom flask is placed on to a heating mantle and connected to a reflux condenser and the entire set-up is stabilised using clamps. <text:s/>Upon turning on the water for the condenser, the contents of the flask were heated at around 160�C until the condensing solvent turns from purple to a colourless liquid. The mixture was then poured into a conical flask and 10cm3 of petroleum spirit 40/60 was added. A Buchner funnel was set up to obtain crystals from the cooled mixture. 3 different tests were then carried out on the crystals which were dissolved in water. The first test consisted of adding 0.1M of silver nitrate to the solution. The second test is known as the Beilstein test which is carried out by heating a wire copper, immersing the copper in the dissolved crystal solution and heating the wire again over a Bunsen flame. The last test was carried out by first adding 3% hydrogen peroxide and later petrol. The experiment aims to form SnI4 using a reflux condenser and test the properties of the compound formed. 1.00g of tin and 2.50g of iodine pellets are placed into a round bottom flask along with 10cm3 of toluene, and anti-bumping granules. The round bottom flask is placed on to a heating mantle and connected to a reflux condenser and the entire set-up is stabilised using clamps. <text:s/>Upon turning on the water for the condenser, the contents of the flask were heated at around 160�C until the condensing solvent turns from purple to a colourless liquid. The mixture was then poured into a conical flask and 10cm3 of petroleum spirit 40/60 was added. A Buchner funnel was set up to obtain crystals from the cooled mixture. 3 different tests were then carried out on the crystals which were dissolved in water.</text:p>
          </table:table-cell>
          <table:table-cell office:value-type="float" office:value="0.690646290779114" calcext:value-type="float">
            <text:p>0.690646290779114</text:p>
          </table:table-cell>
          <table:table-cell office:value-type="float" office:value="0.550000011920929" calcext:value-type="float">
            <text:p>0.550000011920929</text:p>
          </table:table-cell>
          <table:table-cell table:number-columns-repeated="4"/>
        </table:table-row>
        <table:table-row table:style-name="ro1">
          <table:table-cell office:value-type="string" calcext:value-type="string">
            <text:p>The aim of the experiment was to react tin with iodine to produce SnI4 and preform reactivity tests on this compound. Tin (1.04g) and iodine (2.5g) were suspended in toluene (10 cm3) and reflux was carried out until the initially violet vapour turned clear and the solution was orange. The resulting liquid was decanted and was added to petroleum spirit 40/60 (10 cm3) and placed in an ice bath. The left-over tin metal was washed, dried and weighed. The crystals were washed with petroleum spirit 40/60 (10 cm3), dried and then weighed. A sample of the crystals was dissolved in water (15 cm3) and pH was recorded. Three tests were conducted with this solution. Test 1 was adding silver nitrate (0.1 M, 4 drops) to a sample of the solution (1-2 mL). Test 2 was a Beilstein test and test 3 was adding hydrogen peroxide (3%, 10 drops) and petroleum (2-3 mL) to the solution (1-2 mL) to form a biphasic solution. The aim of the experiment was to react tin with iodine to produce SnI4 and preform reactivity tests on this compound.</text:p>
          </table:table-cell>
          <table:table-cell office:value-type="float" office:value="0.716346442699432" calcext:value-type="float">
            <text:p>0.716346442699432</text:p>
          </table:table-cell>
          <table:table-cell office:value-type="float" office:value="0.800000011920929" calcext:value-type="float">
            <text:p>0.800000011920929</text:p>
          </table:table-cell>
          <table:table-cell table:number-columns-repeated="4"/>
        </table:table-row>
        <table:table-row table:style-name="ro1">
          <table:table-cell office:value-type="string" calcext:value-type="string">
            <text:p>The aim of this experiment was to become more acquainted at using the reflux condenser and be able the Buchner funnel. The aim was also to become better suited at weighing out accurate measurements, dealing with more dangerous substances. After using a weighing out about 1g of tin metal and transferring it into a round-bottomed flask using a plastic funnel, I added the appropriate amount of iodine (2.5g), again with the plastic funnel and set up the apparatus for reflux. Then after adding 10 cm� of toluene and a few anti-bumping granules, the heat was ready to be applied for reflux. After the reaction has finished, which will be visible by the solution going an orange colour and the vapours becoming colourless, I decanted the tin metal to a watch glass to weigh it. Once the solution has then cooled using an ice bath, it was then time to filter off the crystals using the Buchner funnel, washing them with 10cm� of petroleum spirit 40/60. Finally, after weighing my dried crystals I dissolved them in a small amount of water to prepare them for 3 tests. The first, during which I would add a small amount of silver nitrate, the second in which I would heat a copper wire and then after getting some of my solution on it, I would I test the flame colour and finally I would add small amounts of hydrogen peroxide and a similar amount of petrol to take note on the colours of the biphasic solution. The aim of this experiment was to become more acquainted at using the reflux condenser and be able the Buchner funnel. The aim was also to become better suited at weighing out accurate measurements, dealing with more dangerous substances.</text:p>
          </table:table-cell>
          <table:table-cell office:value-type="float" office:value="0.628798365592957" calcext:value-type="float">
            <text:p>0.628798365592957</text:p>
          </table:table-cell>
          <table:table-cell office:value-type="float" office:value="0.680000007152557" calcext:value-type="float">
            <text:p>0.680000007152557</text:p>
          </table:table-cell>
          <table:table-cell table:number-columns-repeated="4"/>
        </table:table-row>
        <table:table-row table:style-name="ro1">
          <table:table-cell office:value-type="string" calcext:value-type="string">
            <text:p>Aim: To form tin (IV) iodide by reacting together tin and iodine, and then conduct qualitative tests on the product. Summary: Tin metal (1.05g) and iodine (2.5g) were added to toluene (10cm3) and heated under reflux. The residual tin (0.49g) was extracted from the solution. The solution was cooled in an ice bath for 5 minutes to precipitate out the product. The purified tin iodide product was obtained as an orange powdered solid. Aim: To form tin (IV) iodide by reacting together tin and iodine, and then conduct qualitative tests on the product.</text:p>
          </table:table-cell>
          <table:table-cell office:value-type="float" office:value="0.700354278087616" calcext:value-type="float">
            <text:p>0.700354278087616</text:p>
          </table:table-cell>
          <table:table-cell office:value-type="float" office:value="0.779999971389771" calcext:value-type="float">
            <text:p>0.779999971389771</text:p>
          </table:table-cell>
          <table:table-cell table:number-columns-repeated="4"/>
        </table:table-row>
        <table:table-row table:style-name="ro1">
          <table:table-cell office:value-type="string" calcext:value-type="string">
            <text:p>Aim of this experiment is to synthesise SnI4 from its elements. The product will then be tested with silver nitrate (0.1 M), hydrogen peroxide (3%) and petrol, and the Beilstein test to explore its reactivity. Tin metal (1.0 g), iodine pellets (2.5 g), toluene (10 cm3) and 2 or 3 anti-bumping granules were heated under reflux until a violet vapour started condensing. The solution was allowed to cool until the solvent stopped condensing. The residual tin was then washed with acetone and left to dry. Petroleum spirit (10 cm3, 40/60) was added to the hot solution and left to cool to room temperature and then furthered cooled in an ice bath in order to maximise crystallization. The product was vacuum filtered to separate the crystals from the solution and washed with petroleum spirit (10 cm3, 40/60). The final product, SnI4, was collected and observed as orange crystals. A solution was then made from the synthesized SnI4 (heaped spatula) with water (20 mL). When the orange solid had fully dissolved, the pH of the solution was tested using universal pH paper. Resulting in an orange colour being observed and hence, an acidic solution. Test 1 - Adding the solution prepared above (2 mL) to silver nitrate (5 drops, 0.1 M). Test 2 � End of a copper wire was heated and placed into the prepared solution and then was heated on Bunsen Burner. Test 3 � Hydrogen peroxide (10 drops, 3 %) was added to the prepared solution (2 mL), after 30 seconds of shaking the solution petrol was added (2 mL) Aim of this experiment is to synthesise SnI4 from its elements. The product will then be tested with silver nitrate (0.1 M), hydrogen peroxide (3%) and petrol, and the Beilstein test to explore its reactivity. Tin metal (1.0 g), iodine pellets (2.5 g), toluene (10 cm3) and 2 or 3 anti-bumping granules were heated under reflux until a violet vapour started condensing. The solution was allowed to cool until the solvent stopped condensing. The residual tin was then washed with acetone and left to dry. Petroleum spirit (10 cm3, 40/60) was added to the hot solution and left to cool to room temperature and then furthered cooled in an ice bath in order to maximise crystallization. The product was vacuum filtered to separate the crystals from the solution and washed with petroleum spirit (10 cm3, 40/60). The final product, SnI4, was collected and observed as orange crystals. A solution was then made from the synthesized SnI4 (heaped spatula) with water (20 mL). When the orange solid had fully dissolved, the pH of the solution was tested using universal pH paper. Resulting in an orange colour being observed and hence, an acidic solution. Test 1 - Adding the solution prepared above (2 mL) to silver nitrate (5 drops, 0.1 M). Test 2 � End of a copper wire was heated and placed into the prepared solution and then was heated on Bunsen Burner.</text:p>
          </table:table-cell>
          <table:table-cell office:value-type="float" office:value="0.743683815002441" calcext:value-type="float">
            <text:p>0.743683815002441</text:p>
          </table:table-cell>
          <table:table-cell office:value-type="float" office:value="0.800000011920929" calcext:value-type="float">
            <text:p>0.800000011920929</text:p>
          </table:table-cell>
          <table:table-cell table:number-columns-repeated="4"/>
        </table:table-row>
        <table:table-row table:style-name="ro1">
          <table:table-cell office:value-type="string" calcext:value-type="string">
            <text:p>The aim of the experiment was to produce tin iodide from tin and iodine under reflux, using filtration to separate the solid product from the flask contents. The aim was also to show how chemical tests can help test reactivity of tin iodide and confirm the presence of certain species in the end product. Method:</text:p>
          </table:table-cell>
          <table:table-cell office:value-type="float" office:value="0.735574126243591" calcext:value-type="float">
            <text:p>0.735574126243591</text:p>
          </table:table-cell>
          <table:table-cell office:value-type="float" office:value="0.699999988079071" calcext:value-type="float">
            <text:p>0.699999988079071</text:p>
          </table:table-cell>
          <table:table-cell table:number-columns-repeated="4"/>
        </table:table-row>
        <table:table-row table:style-name="ro1">
          <table:table-cell office:value-type="string" calcext:value-type="string">
            <text:p>The aim of this experiment was to facilitate a reaction between tin metal and iodine to produce and recrystallize tin (IV) iodide. In addition to this, three tests were performed to determine the reactions between various chemicals and a solution created from the addition of water to a sample of the recrystallized SnI4. 1.31g of tin metal, 2.52g of iodine, and 10ml of toluene were added to a 100ml Quickfit round bottom flask. This mixture was heated using a hot plate and a reflux condenser. The mixture was heated until the mixture changed from its original deep violet colour to orange, and its vapour turned clear. Once the reaction was completed the mixture was transferred to a conical beaker and 10ml of petroleum spirit 40/60 was added. The beaker was then placed on ice to allow for recrystallization of the SnI4. Once the crystals had formed and the solution was cool the crystals were filtered out using a Buchner funnel facilitated by petroleum spirit 40/60. From this point the tests were conducted using a solution of a micro spatula tip of SnI4 added to 20ml water that were thoroughly mixed. The first test consisted of 1-2ml of this solution being transferred to a test tube and then adding 4-5 drops of 0.1M silver nitrate, which was then shaken gently. The second test was conducted by placing a copper wire in the flame of a Bunsen Burner and noting the flame�s colour. Then the same copper wire was dipped into the SnI4 and water solution and placed back in the flame. The colour was once again noted. Finally, another 1-2ml of the solution were placed in a test tube and 10 drops of 3% hydrogen peroxide were added and the colour noted, then 2-3 ml of petroleum spirit 40/60 was added to the same test tube and the colour and biphasic separation was noted. All chemicals and solutions were disposed of in the appropriate containers. The aim of this experiment was to facilitate a reaction between tin metal and iodine to produce and recrystallize tin (IV) iodide. In addition to this, three tests were performed to determine the reactions between various chemicals and a solution created from the addition of water to a sample of the recrystallized SnI4. 1.31g of tin metal, 2.52g of iodine, and 10ml of toluene were added to a 100ml Quickfit round bottom flask. This mixture was heated using a hot plate and a reflux condenser. The mixture was heated until the mixture changed from its original deep violet colour to orange, and its vapour turned clear. Once the reaction was completed the mixture was transferred to a conical beaker and 10ml of petroleum spirit 40/60 was added. The beaker was then placed on ice to allow for recrystallization of the SnI4. Once the crystals had formed and the solution was cool the crystals were filtered out using a Buchner funnel facilitated by petroleum spirit 40/60. From this point the tests were conducted using a solution of a micro spatula tip of SnI4 added to 20ml water that were thoroughly mixed. The first test consisted of 1-2ml of this solution being transferred to a test tube and then adding 4-5 drops of 0.1M silver nitrate, which was then shaken gently. The second test was conducted by placing a copper wire in the flame of a Bunsen Burner and noting the flame�s colour. Then the same copper wire was dipped into the SnI4 and water solution and placed back in the flame. The colour was once again noted. Finally, another 1-2ml of the solution were placed in a test tube and 10 drops of 3% hydrogen peroxide were added and the colour noted, then 2-3 ml of petroleum spirit 40/60 was added to the same test tube and the colour and biphasic separation was noted.</text:p>
          </table:table-cell>
          <table:table-cell office:value-type="float" office:value="0.670535385608673" calcext:value-type="float">
            <text:p>0.670535385608673</text:p>
          </table:table-cell>
          <table:table-cell office:value-type="float" office:value="0.779999971389771" calcext:value-type="float">
            <text:p>0.779999971389771</text:p>
          </table:table-cell>
          <table:table-cell table:number-columns-repeated="4"/>
        </table:table-row>
        <table:table-row table:style-name="ro1">
          <table:table-cell office:value-type="string" calcext:value-type="string">
            <text:p>The aim of this experiment was to produce tin iodide (SnI4) from its elements. 1.0g of tin was added to 2.5g of iodine with 10cm3 of toluene. The solution was refluxed until the colour turned orange and no more vapour was condensing. The hot solution was decanted and 10cm3 of petroleum 40/60 added, and left to recrystallize in an ice bath. The tin residue was washed with acetone and dried to weigh. The crystals were dried under suction to afford the pure sample as crystals. A microspatula�s worth of crystals were dissolved in water, so that further tests could be done. First by mixing with Silver nitrate, secondly by heating the solution in a Bunsen flame, and thirdly by mixing with hydrogen peroxide and petroleum. The aim of this experiment was to produce tin iodide (SnI4) from its elements. 1.0g of tin was added to 2.5g of iodine with 10cm3 of toluene. The solution was refluxed until the colour turned orange and no more vapour was condensing. The hot solution was decanted and 10cm3 of petroleum 40/60 added, and left to recrystallize in an ice bath. The tin residue was washed with acetone and dried to weigh. The crystals were dried under suction to afford the pure sample as crystals.</text:p>
          </table:table-cell>
          <table:table-cell office:value-type="float" office:value="0.77828061580658" calcext:value-type="float">
            <text:p>0.77828061580658</text:p>
          </table:table-cell>
          <table:table-cell office:value-type="float" office:value="0.550000011920929" calcext:value-type="float">
            <text:p>0.550000011920929</text:p>
          </table:table-cell>
          <table:table-cell table:number-columns-repeated="4"/>
        </table:table-row>
        <table:table-row table:style-name="ro1">
          <table:table-cell office:value-type="string" calcext:value-type="string">
            <text:p>The experiment aimed to produce tin (IV) iodide (SnI4) and to test its reactive properties. Production of SnI4 The tin metal (1.0 g) and iodine (2.5 g) were suspended in toluene (10 cm3) and brought to reflux. The solution changed color from violet to orange which indicated reflux was complete. The orange solution was moved to an empty flask and put on ice to cool. There was residual tin metal (0.46 g) left in the original flask. Petroleum spirit 40/60 (10 cm3) was added to the flask containing the orange solution. The orange solution underwent recrystallization and was washed with additional petroleum spirit (10 cm3). The SnI4 product was orange colored crystalized solids (1.5 g). Investigation of SnI4�s reactive properties The SnI4 product was suspended in water (15 cm3) and stirred at room temperature, which was used for the three tests. The solution�s pH was determined to be 2, which indicated it was a very acidic solution. The first test added 4 drops of silver nitrate to the SnI4 and water solution (2 cm3) which resulted in a color change from a colorless to yellow solution. The second test was a Beilstein flame test where a copper wire dipped in the SnI4 was subjected to a flame. The flame produced a green color. The third test added 10 drops of 3% hydrogen peroxide and petrol (2 cm3) to the SnI4 and water solution (2 cm3) which resulted in a biphasic solution of a yellow colored layer (on top) and brown colored layer (on the bottom). The experiment aimed to produce tin (IV) iodide (SnI4) and to test its reactive properties. Production of SnI4 The tin metal (1.0 g) and iodine (2.5 g) were suspended in toluene (10 cm3) and brought to reflux. The solution changed color from violet to orange which indicated reflux was complete. The orange solution was moved to an empty flask and put on ice to cool. There was residual tin metal (0.46 g) left in the original flask. Petroleum spirit 40/60 (10 cm3) was added to the flask containing the orange solution. The orange solution underwent recrystallization and was washed with additional petroleum spirit (10 cm3). The SnI4 product was orange colored crystalized solids (1.5 g). Investigation of SnI4�s reactive properties</text:p>
          </table:table-cell>
          <table:table-cell office:value-type="float" office:value="0.724862098693848" calcext:value-type="float">
            <text:p>0.724862098693848</text:p>
          </table:table-cell>
          <table:table-cell office:value-type="float" office:value="0.629999995231628" calcext:value-type="float">
            <text:p>0.629999995231628</text:p>
          </table:table-cell>
          <table:table-cell table:number-columns-repeated="4"/>
        </table:table-row>
        <table:table-row table:style-name="ro1">
          <table:table-cell office:value-type="string" calcext:value-type="string">
            <text:p>Aim The aim of the experiment was to prepare SnI4 from its elements and to test its reactivity. Procedure 1.0g of tin was transferred into a 100ml round bottom flask with the aid of a powder funnel to ensure none of the metal spilled on the bench. 2.5g of iodine pellets were also weighed and transferred to the flask. If the iodine pellets were spilled a member of staff was notified and the remains were disposed of in an aqueous solution of sodium metabisulphite. 10 cm3 of toluene was measured using a measuring cylinder and transferred into the round bottom flask along with 2 or three anti-bumping granules and a condenser was set up and turned on with the flask at the bottom and a heating mantle turned on to 60% power. The reaction was heated until the condensing liquid turned from violet to colourless. The flask was allowed to cool until the solvent stopped condensing. The solvent was decanted into a 100ml conical flask ensuring the residual tin was left in the flask. 10cm3 of petroleum 40/60 was added to the conical flask and allowed to cool to room temperature. The residual tin was then washed with acetone and weighed. The conical flask was placed in an ice bath and allowed to cool for 5 minutes to allow orange crystals to form. The crystals were then filtered using a Buchner funnel and washed with roughly 10cm3 petroleum 60/40 and weighed. A heaped microspatula of SnI4 was dissolved in roughly 15ml of water and the ph was tested using pH paper. The reactivity of SnI4 was tested using the following methods; Test 1: roughly 1 ml of SnI4 solution was transferred into a test tube and four drops of silver nitrate were added and shook gently for 30 seconds, the colour change was recorded. Test 2: roughly 1 ml of the solution was transferred into a different test tube and a copper wire was heated until it was glowing red. The wire was then immersed into the solution and the wire was then heated again, the colour of the flame was recorded.</text:p>
          </table:table-cell>
          <table:table-cell office:value-type="float" office:value="0.596298754215241" calcext:value-type="float">
            <text:p>0.596298754215241</text:p>
          </table:table-cell>
          <table:table-cell office:value-type="float" office:value="0.629999995231628" calcext:value-type="float">
            <text:p>0.629999995231628</text:p>
          </table:table-cell>
          <table:table-cell table:number-columns-repeated="4"/>
        </table:table-row>
        <table:table-row table:style-name="ro1">
          <table:table-cell office:value-type="string" calcext:value-type="string">
            <text:p>The aim of this experiment was to prepare SnI4 from its elements, isolate it and investigate its reactivity by performing tests on it. 1.03g of tin metal, 2.56g of iodine pellets and 10cm3 of toluene were heated and reacted under reflux, with a few anti-bumping granules. When the solution changed from violet to orange, with the condensing solvent being clear the solution was allowed to cool until the solvent stopped condensing. The residual tin was then collected and weighed and petroleum spirit 40/60 was added to the product and allowed to cool to room temperature. The product was cooled in an ice bath to maximise crystallisation, that is the formation of orange crystals. The crystals were then filtered off and washed with 10cm3 of petroleum spirit 40/60 and the crystals weighed. To investigate the chemical properties of the product tests were carried out. SnI4 (product) was dissolved in 15-20 ml of water until the orange solid was no longer visible. At this point the pH was checked and three tests carried out. The first test was to add 4 or 5 drops of 0.1M silver nitrate to 1-2ml of the solution and gently shake for approximately 30 seconds. The second test was to carry out a Beilstein flame test to test for halide ions. The final test was to add 10 drops of 3% hydrogen peroxide to 1-2ml of the solution and shake the solution for approximately 30 seconds. 2-3ml of petrol was then added to the solution and gently swirled to form a biphasic solution. The aim of this experiment was to prepare SnI4 from its elements, isolate it and investigate its reactivity by performing tests on it. 1.03g of tin metal, 2.56g of iodine pellets and 10cm3 of toluene were heated and reacted under reflux, with a few anti-bumping granules. When the solution changed from violet to orange, with the condensing solvent being clear the solution was allowed to cool until the solvent stopped condensing. The residual tin was then collected and weighed and petroleum spirit 40/60 was added to the product and allowed to cool to room temperature. The product was cooled in an ice bath to maximise crystallisation, that is the formation of orange crystals. The crystals were then filtered off and washed with 10cm3 of petroleum spirit 40/60 and the crystals weighed.</text:p>
          </table:table-cell>
          <table:table-cell office:value-type="float" office:value="0.779099881649017" calcext:value-type="float">
            <text:p>0.779099881649017</text:p>
          </table:table-cell>
          <table:table-cell office:value-type="float" office:value="0.829999983310699" calcext:value-type="float">
            <text:p>0.829999983310699</text:p>
          </table:table-cell>
          <table:table-cell table:number-columns-repeated="4"/>
        </table:table-row>
        <table:table-row table:style-name="ro1">
          <table:table-cell office:value-type="string" calcext:value-type="string">
            <text:p>The aim of the experiment was to produce and isolate a sample of tin iodide from its elements and then investigate its chemical properties through a series of chemical tests. 1.03g of tin metal was weighed out and 2.5g of Iodine pellets were then added. This was followed by the addition of 10cm3 of toluene and 3 anti-bumping granules. The solution was heated under reflux at approximately 150oC and heating was continued until the purple vapour rising from the solution (and condensing) had become clear. The solution was then allowed to cool until the solvent was all condensed. The hot solution was poured into a 100cm3 conical flask, leaving the residual tin in the flask. 10cm3 of petroleum spirit 40/60 was added to the conical flask and the solution was left to cool to room temperature. The residual tin was washed in the reaction flask with acetone and then left to dry on a watch glass. One dried it was weighed and the mass recorded. The cooled flask was placed in an icebath for approximately 5minutes. The crystals were then filtered out using a Buchner funnel and the dry crystals were weighed. For the chemical tests, a heaped micro spatula of the crystals (SnI4) were dissolved in 15ml of water. The pH of the resulting solution was tested using pH paper. 2mL of the solution was transferred into 3 test tubes. To the first, 4-5 drops of 0.1M silver nitrate were then added and the mixture gently shaken for 30s. Any changes in the solution were noted. For the second test tube, a copper wire was heated in a Bunsen flame and immersed in the solution before being heated again. The change in flame colour was recorded.</text:p>
          </table:table-cell>
          <table:table-cell office:value-type="float" office:value="0.684078395366669" calcext:value-type="float">
            <text:p>0.684078395366669</text:p>
          </table:table-cell>
          <table:table-cell office:value-type="float" office:value="0.779999971389771" calcext:value-type="float">
            <text:p>0.779999971389771</text:p>
          </table:table-cell>
          <table:table-cell table:number-columns-repeated="4"/>
        </table:table-row>
        <table:table-row table:style-name="ro1">
          <table:table-cell office:value-type="string" calcext:value-type="string">
            <text:p>This experiment aimed to prepare tin iodide (SnI4) from tin and iodine. The product could then be�isolated�and tests performed to determine its reactivity. 1.0g of tin was transferred to�an�100 ml�Quickfit�round-bottom flask. 2.5g of iodine pellets were then added, as well as 10 ml of toluene and 2-3 anti-bumping granules. A reflux condenser was then set up over the flask, and set to 60% power at roughly 160�C. The solution was heated until it changed�colour�from a violet�vapour�to orange, and the condensing solvent was�colourless. The flask was then cooled until condensation had stopped and the solution transferred to�an�100 ml conical flask, leaving the tin in the original flask. 10 ml of petroleum spirit 40/60 was then added and the flask cooled to room temperature, allowing orange crystals to form. Cooling in an ice bath for 5 minutes increased crystal production. The residual tin was then rinsed in acetone and left to dry before being weighed. Vacuum filtration was performed on the orange solution, rinsing with cold petroleum spirit 40/60. The resulting SnI4�crystals were then weighed. To make up a solution for the reactivity tests, a heaped�microspatula�tip of the SnI4 crystals was dissolved in 20 ml of water by shaking. 2 ml of this solution was then transferred to 3 test tubes.� To test tube 1, 4 or 5 drops of silver nitrate were added. To test tube 2, a�red hot�copper wire was immersed into the solution and then reheated in a Bunsen flame. For test tube 3, 10 drops of 3% hydrogen peroxide were added and shaken before adding 3 ml of petroleum spirt 40/60. All observations from the tests were recorded. This experiment aimed to prepare tin iodide (SnI4) from tin and iodine. The product could then be�isolated�and tests performed to determine its reactivity.</text:p>
          </table:table-cell>
          <table:table-cell office:value-type="float" office:value="0.716606080532074" calcext:value-type="float">
            <text:p>0.716606080532074</text:p>
          </table:table-cell>
          <table:table-cell office:value-type="float" office:value="0.779999971389771" calcext:value-type="float">
            <text:p>0.779999971389771</text:p>
          </table:table-cell>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1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10T12:25:17.986536885</dc:date>
    <meta:editing-duration>PT16M2S</meta:editing-duration>
    <meta:editing-cycles>1</meta:editing-cycles>
    <meta:document-statistic meta:table-count="1" meta:cell-count="78" meta:object-count="1"/>
    <meta:generator>LibreOffice/7.3.3.2$Linux_X86_64 LibreOffice_project/30$Build-2</meta:generator>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inimum="0" chart:maximum="1"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0" chart:maximum="1"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x"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2cm" svg:height="9.013cm" xlink:href=".." xlink:type="simple" chart:class="chart:scatter" chart:style-name="ch1">
        <chart:legend chart:legend-position="end" svg:x="13.123cm" svg:y="3.958cm" style:legend-expansion="high" chart:style-name="ch2"/>
        <chart:plot-area chart:style-name="ch3" table:cell-range-address="results4.B1:results4.C25 results4.G2:results4.G3" chart:data-source-has-labels="row" svg:x="0.32cm" svg:y="0.18cm" svg:width="12.483cm" svg:height="8.653cm">
          <chart:coordinate-region svg:x="1.047cm" svg:y="0.379cm" svg:width="11.663cm" svg:height="7.807cm"/>
          <chart:axis chart:dimension="x" chart:name="primary-x" chart:style-name="ch4"/>
          <chart:axis chart:dimension="y" chart:name="primary-y" chart:style-name="ch5">
            <chart:grid chart:style-name="ch6" chart:class="major"/>
          </chart:axis>
          <chart:series chart:style-name="ch7" chart:values-cell-range-address="results4.B2:results4.B25" chart:label-cell-address="results4.C1:results4.C1" chart:class="chart:scatter">
            <chart:domain table:cell-range-address="results4.C2:results4.C25"/>
            <chart:data-point chart:repeated="24"/>
          </chart:series>
          <chart:series chart:style-name="ch8" chart:values-cell-range-address="results4.G2:results4.G3" chart:class="chart:scatter">
            <chart:domain table:cell-range-address="results4.G2:results4.G3"/>
            <chart:data-point chart:repeated="2"/>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C</text:p>
              </table:table-cell>
              <table:table-cell office:value-type="string">
                <text:p>true</text:p>
                <draw:g>
                  <svg:desc>results4.C1:results4.C1</svg:desc>
                </draw:g>
              </table:table-cell>
              <table:table-cell office:value-type="string">
                <text:p>Column G</text:p>
              </table:table-cell>
              <table:table-cell office:value-type="string">
                <text:p>Column G</text:p>
              </table:table-cell>
            </table:table-row>
          </table:table-header-rows>
          <table:table-rows>
            <table:table-row>
              <table:table-cell office:value-type="string">
                <text:p>1</text:p>
              </table:table-cell>
              <table:table-cell office:value-type="float" office:value="0.980000019073486">
                <text:p>0.980000019073486</text:p>
                <draw:g>
                  <svg:desc>results4.C2:results4.C25</svg:desc>
                </draw:g>
              </table:table-cell>
              <table:table-cell office:value-type="float" office:value="0.677260458469391">
                <text:p>0.677260458469391</text:p>
                <draw:g>
                  <svg:desc>results4.B2:results4.B25</svg:desc>
                </draw:g>
              </table:table-cell>
              <table:table-cell office:value-type="float" office:value="1">
                <text:p>1</text:p>
                <draw:g>
                  <svg:desc>results4.G2:results4.G3</svg:desc>
                </draw:g>
              </table:table-cell>
              <table:table-cell office:value-type="float" office:value="1">
                <text:p>1</text:p>
                <draw:g>
                  <svg:desc>results4.G2:results4.G3</svg:desc>
                </draw:g>
              </table:table-cell>
            </table:table-row>
            <table:table-row>
              <table:table-cell office:value-type="string">
                <text:p>2</text:p>
              </table:table-cell>
              <table:table-cell office:value-type="float" office:value="0.75">
                <text:p>0.75</text:p>
              </table:table-cell>
              <table:table-cell office:value-type="float" office:value="0.652795910835266">
                <text:p>0.652795910835266</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779999971389771">
                <text:p>0.779999971389771</text:p>
              </table:table-cell>
              <table:table-cell office:value-type="float" office:value="0.647794425487518">
                <text:p>0.647794425487518</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0.779999971389771">
                <text:p>0.779999971389771</text:p>
              </table:table-cell>
              <table:table-cell office:value-type="float" office:value="0.765421450138092">
                <text:p>0.765421450138092</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0.879999995231628">
                <text:p>0.879999995231628</text:p>
              </table:table-cell>
              <table:table-cell office:value-type="float" office:value="0.782114624977112">
                <text:p>0.782114624977112</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879999995231628">
                <text:p>0.879999995231628</text:p>
              </table:table-cell>
              <table:table-cell office:value-type="float" office:value="0.805133581161499">
                <text:p>0.805133581161499</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0.300000011920929">
                <text:p>0.300000011920929</text:p>
              </table:table-cell>
              <table:table-cell office:value-type="float" office:value="0.666557848453522">
                <text:p>0.666557848453522</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0.649999976158142">
                <text:p>0.649999976158142</text:p>
              </table:table-cell>
              <table:table-cell office:value-type="float" office:value="0.610071778297424">
                <text:p>0.610071778297424</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0.850000023841858">
                <text:p>0.850000023841858</text:p>
              </table:table-cell>
              <table:table-cell office:value-type="float" office:value="0.631687343120575">
                <text:p>0.631687343120575</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0.280000001192093">
                <text:p>0.280000001192093</text:p>
              </table:table-cell>
              <table:table-cell office:value-type="float" office:value="0.67721027135849">
                <text:p>0.67721027135849</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629999995231628">
                <text:p>0.629999995231628</text:p>
              </table:table-cell>
              <table:table-cell office:value-type="float" office:value="0.583982288837433">
                <text:p>0.583982288837433</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0.550000011920929">
                <text:p>0.550000011920929</text:p>
              </table:table-cell>
              <table:table-cell office:value-type="float" office:value="0.690646290779114">
                <text:p>0.690646290779114</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0.800000011920929">
                <text:p>0.800000011920929</text:p>
              </table:table-cell>
              <table:table-cell office:value-type="float" office:value="0.716346442699432">
                <text:p>0.716346442699432</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0.680000007152557">
                <text:p>0.680000007152557</text:p>
              </table:table-cell>
              <table:table-cell office:value-type="float" office:value="0.628798365592957">
                <text:p>0.628798365592957</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0.779999971389771">
                <text:p>0.779999971389771</text:p>
              </table:table-cell>
              <table:table-cell office:value-type="float" office:value="0.700354278087616">
                <text:p>0.700354278087616</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0.800000011920929">
                <text:p>0.800000011920929</text:p>
              </table:table-cell>
              <table:table-cell office:value-type="float" office:value="0.743683815002441">
                <text:p>0.743683815002441</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0.699999988079071">
                <text:p>0.699999988079071</text:p>
              </table:table-cell>
              <table:table-cell office:value-type="float" office:value="0.735574126243591">
                <text:p>0.735574126243591</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0.779999971389771">
                <text:p>0.779999971389771</text:p>
              </table:table-cell>
              <table:table-cell office:value-type="float" office:value="0.670535385608673">
                <text:p>0.670535385608673</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0.550000011920929">
                <text:p>0.550000011920929</text:p>
              </table:table-cell>
              <table:table-cell office:value-type="float" office:value="0.77828061580658">
                <text:p>0.77828061580658</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0.629999995231628">
                <text:p>0.629999995231628</text:p>
              </table:table-cell>
              <table:table-cell office:value-type="float" office:value="0.724862098693848">
                <text:p>0.724862098693848</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0.629999995231628">
                <text:p>0.629999995231628</text:p>
              </table:table-cell>
              <table:table-cell office:value-type="float" office:value="0.596298754215241">
                <text:p>0.596298754215241</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0.829999983310699">
                <text:p>0.829999983310699</text:p>
              </table:table-cell>
              <table:table-cell office:value-type="float" office:value="0.779099881649017">
                <text:p>0.779099881649017</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0.779999971389771">
                <text:p>0.779999971389771</text:p>
              </table:table-cell>
              <table:table-cell office:value-type="float" office:value="0.684078395366669">
                <text:p>0.684078395366669</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0.779999971389771">
                <text:p>0.779999971389771</text:p>
              </table:table-cell>
              <table:table-cell office:value-type="float" office:value="0.716606080532074">
                <text:p>0.716606080532074</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